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2" style:family="paragraph" style:parent-style-name="Standard">
      <style:text-properties style:font-name="Arial" fo:font-weight="normal" style:font-weight-asian="normal" style:font-name-complex="Arial" style:font-weight-complex="normal"/>
    </style:style>
    <style:style style:name="P3" style:family="paragraph" style:parent-style-name="Standard">
      <style:text-properties style:font-name="Arial" fo:font-weight="normal" officeooo:rsid="000fe5dc" officeooo:paragraph-rsid="000fe5dc" style:font-weight-asian="normal" style:font-name-complex="Arial" style:font-weight-complex="normal"/>
    </style:style>
    <style:style style:name="P4" style:family="paragraph" style:parent-style-name="Standard">
      <style:text-properties style:font-name="Arial" fo:font-weight="normal" officeooo:paragraph-rsid="00118b0b" style:font-weight-asian="normal" style:font-name-complex="Arial" style:font-weight-complex="normal"/>
    </style:style>
    <style:style style:name="P5" style:family="paragraph" style:parent-style-name="Standard">
      <style:text-properties style:font-name="Arial" fo:font-weight="normal" officeooo:paragraph-rsid="0011f03b" style:font-weight-asian="normal" style:font-name-complex="Arial" style:font-weight-complex="normal"/>
    </style:style>
    <style:style style:name="P6" style:family="paragraph" style:parent-style-name="Standard">
      <style:text-properties style:font-name="Arial" fo:font-weight="normal" officeooo:rsid="0011f03b" officeooo:paragraph-rsid="0011f03b" style:font-weight-asian="normal" style:font-name-complex="Arial" style:font-weight-complex="normal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weight="normal" officeooo:rsid="000fe5dc" style:font-weight-asian="normal" style:font-name-complex="Arial" style:font-weight-complex="normal"/>
    </style:style>
    <style:style style:name="T3" style:family="text">
      <style:text-properties style:font-name="Arial" fo:font-weight="normal" officeooo:rsid="0011353b" style:font-weight-asian="normal" style:font-name-complex="Arial" style:font-weight-complex="normal"/>
    </style:style>
    <style:style style:name="T4" style:family="text">
      <style:text-properties officeooo:rsid="000fe5dc"/>
    </style:style>
    <style:style style:name="T5" style:family="text">
      <style:text-properties officeooo:rsid="0011353b"/>
    </style:style>
    <style:style style:name="T6" style:family="text">
      <style:text-properties officeooo:rsid="00118b0b"/>
    </style:style>
    <style:style style:name="T7" style:family="text">
      <style:text-properties officeooo:rsid="0011f0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Nome do Caso de Uso: </text:span><text:span text:style-name="T2">Usuário passa </text:span><text:span text:style-name="T3">a tag</text:span><text:span text:style-name="T2"> no leitor RFID.</text:span></text:p>
      <text:p text:style-name="P1"/>
      <text:p text:style-name="P1">Descrição: </text:p>
      <text:p text:style-name="P3">Este caso de uso se inicia <text:span text:style-name="T5">quando o</text:span> usuário passa <text:span text:style-name="T5">a tag </text:span>no leitor de RFID da porta principal de sua casa.</text:p>
      <text:p text:style-name="P1"/>
      <text:p text:style-name="P1">Eventos: </text:p>
      <text:p text:style-name="P2">- <text:span text:style-name="T4">Leitura da tag.</text:span></text:p>
      <text:p text:style-name="P2">- <text:span text:style-name="T4">Validação da tag.</text:span></text:p>
      <text:p text:style-name="P1"/>
      <text:p text:style-name="P1">Atores:</text:p>
      <text:p text:style-name="P2">- <text:span text:style-name="T4">Usuário.</text:span></text:p>
      <text:p text:style-name="P1"/>
      <text:p text:style-name="P1">Pré-Condições:</text:p>
      <text:p text:style-name="P2">- <text:span text:style-name="T5">Usuario possuir uma tag.</text:span></text:p>
      <text:p text:style-name="P2">- <text:span text:style-name="T4">Sistema BlueHome instalado.</text:span></text:p>
      <text:p text:style-name="P2"/>
      <text:p text:style-name="P1">Pós-Condições:</text:p>
      <text:p text:style-name="P1">1. Conclusões com sucesso: </text:p>
      <text:p text:style-name="P2">- <text:span text:style-name="T4">Usuário consegue acesso ao interior da residência.</text:span></text:p>
      <text:p text:style-name="P1">2. Conclusões sem sucesso: </text:p>
      <text:p text:style-name="P2">- <text:span text:style-name="T4">Usuário não consegue acesso ao interior da residência.</text:span></text:p>
      <text:p text:style-name="P2"/>
      <text:p text:style-name="P1">Fluxo básico:</text:p>
      <text:p text:style-name="P2"/>
      <text:p text:style-name="P2">1. <text:span text:style-name="T5">Usuário passa a tag no leitor</text:span></text:p>
      <text:p text:style-name="P4"><text:span text:style-name="T6">2.</text:span> <text:span text:style-name="T5">RFID faz a leitura da tag</text:span></text:p>
      <text:p text:style-name="P2"><text:span text:style-name="T6">3</text:span>. <text:span text:style-name="T6">Validação da tag (A1)</text:span></text:p>
      <text:p text:style-name="P2"><text:span text:style-name="T7">4</text:span>. <text:span text:style-name="T7">Tag é autorizada</text:span></text:p>
      <text:p text:style-name="P6">5. Abre a porta e ajusta o ambiente.</text:p>
      <text:p text:style-name="P1"/>
      <text:p text:style-name="P1">Fluxos alternativos:</text:p>
      <text:p text:style-name="P5">A1: em "<text:span text:style-name="T6">3.</text:span> <text:span text:style-name="T6">Validação da tag</text:span>", <text:span text:style-name="T7">se for autorizada vai para o passo 4, se não A1.1</text:span></text:p>
      <text:p text:style-name="P2">A<text:span text:style-name="T7">1</text:span>.1: <text:span text:style-name="T7">Vai para o caso de uso “Alarme é disparado”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SimSun1" style:font-family-asian="SimSun" style:font-pitch-asian="variable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6:06:55</meta:creation-date>
    <meta:print-date>2014-05-09T16:23:00</meta:print-date>
    <dc:date>2019-10-02T09:40:15.768000000</dc:date>
    <meta:editing-duration>PT34M52S</meta:editing-duration>
    <meta:editing-cycles>5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25" meta:word-count="145" meta:character-count="780" meta:non-whitespace-character-count="656"/>
  </office:meta>
</office:document-meta>
</file>